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MT" fo:font-size="10pt" style:font-name-asian="ArialMT" style:font-size-asian="10pt" style:font-name-complex="ArialM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Text_20_body">
      <style:paragraph-properties fo:text-align="start" style:justify-single-word="false" style:text-autospace="none"/>
      <style:text-properties fo:language="pt" fo:country="BR"/>
    </style:style>
    <style:style style:name="T1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NewRoman" fo:font-size="11.5pt" style:font-name-asian="TimesNewRoman" style:font-size-asian="11.5pt" style:font-name-complex="TimesNewRoman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2 – Matrizes (sala de aula)</text:p>
      <text:p text:style-name="P4"/>
      <text:p text:style-name="P4">Assunto:</text:p>
      <text:p text:style-name="P4"><text:tab/>estruturas de dados homogêneos (vetores multidimensionais numéricos e de caracteres), funções, arquivo de cabeçalho</text:p>
      <text:p text:style-name="P4"/>
      <text:p text:style-name="P4"><text:span text:style-name="T5">Lembretes</text:span>:</text:p>
      <text:p text:style-name="P4"><text:tab/>Vetores precisam ter tamanho definido quando são declarados.</text:p>
      <text:p text:style-name="P4"><text:tab/>Cuidado para não ultrapassar o tamanho do vetor, ou seja, percorrer índices (ler) ou armazenar valores além do tamanho definido para o vetor.</text:p>
      <text:p text:style-name="P10"/>
      <text:p text:style-name="P7"><text:span text:style-name="T4">Observação:</text:span><text:span text:style-name="T2"> </text:span></text:p>
      <text:p text:style-name="P7"><text:span text:style-name="T2"><text:tab/>Para gerar números aleatório utilizar a função rand() que está na biblioteca math.h e necessário incluir time.h para usar time(NULL). Inicialmente declarar </text:span><text:span text:style-name="T3">srand(time(NULL));</text:span><text:span text:style-name="T2"> para que seja gerado um início (semente) aleatório para a função rand; depois utilizar </text:span><text:span text:style-name="T3">rand(), </text:span><text:span text:style-name="T2">que pode ser </text:span><text:span text:style-name="T3">rand() /</text:span><text:span text:style-name="T2"> dividido por alguma constante ou variável ou </text:span><text:span text:style-name="T3">rand() %</text:span><text:span text:style-name="T2"> resto de alguma constante ou variável para obter números em uma determinada faixa.</text:span></text:p>
      <text:p text:style-name="P8"/>
      <text:p text:style-name="P7">1) Gerar uma <text:span text:style-name="T6">matriz de 5x5 </text:span>com números aleatórios entre 10 e 100, mostrar essa matriz. Somar a diagonal principal e a secundária. Mostrar a matriz e essas somas.</text:p>
      <text:p text:style-name="Standard"/>
      <text:p text:style-name="P1">2) Gerar uma matriz 5 X 5 com números randômicos, no intervalo de 1 a 100. Em seguida criar dois vetores que contenham, respectivamente, as somas das linhas e das colunas da matriz. Mostrar os vetores criados.</text:p>
      <text:p text:style-name="P1"/>
      <text:p text:style-name="P2">3) <text:span text:style-name="T7">G</text:span>erar uma matriz 5x5. Mostrar a matriz obtida. Em seguida preencher com 1 a diagonal principal e com 0 os demais elementos. Mostrar novamente a matriz.</text:p>
      <text:p text:style-name="P3"/>
      <text:p text:style-name="P1">4) Gerar e mostrar uma matriz cujo conteúdo e a população dos 10 municípios mais populosos de cada uma das cinco regiões brasileiras, sendo Populacao[i,j] o elemento que armazena a população do j-ésimo município do i-ésimo estado. Em seguida:</text:p>
      <text:p text:style-name="P1">a) Determinar e mostrar o número do município mais populoso e o número da região a que</text:p>
      <text:p text:style-name="P1">pertence;</text:p>
      <text:p text:style-name="P1">b) Calcule a média da população de cada região. Armezene esses valores em um vetor.</text:p>
      <text:p text:style-name="P2"/>
      <text:p text:style-name="P5"><text:span text:style-name="T1">5) </text:span><text:span text:style-name="T7">G</text:span><text:span text:style-name="T1">erar uma matriz 100 x 10 que se refere respostas de 10 questões de múltipla escolha, referentes a 100 alunos. Gerar um vetor de 10 posições contendo o gabarito de respostas que podem ser 1, 2, 3, 4, ou 5. Em seguida comparar as respostas de cada candidato com o gabarito e mostrar e mostrar a pontuação correspondente.</text:span></text:p>
      <text:p text:style-name="P6"/>
      <text:p text:style-name="P11">6) <text:span text:style-name="T1"><text:s/></text:span><text:span text:style-name="T7">G</text:span><text:span text:style-name="T1">erar uma matriz </text:span>10 x 2 <text:s/>com valores menores que 6. A primeira linha é a base e a segunda o expoente. Utilizando a função potência, gerar um vetor que armazena a potência obtida a partir dos valores desses dois vetores. A função potência será utilizada para calcular o potência (base elevada a um expoente) e não para gerar o vetor. O valor obtido do cálculo será armazenado no vetor. Mostrar como no exemplo:</text:p>
      <text:p text:style-name="P9">VetA[0] = 3 e VetB [0] = 3 resultará 27 (3 elevado a 3)</text:p>
      <text:p text:style-name="P9">Mostrar o vetor potência conforme o exemplo:</text:p>
      <text:p text:style-name="P9">3 ^ 3 = 2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1-05-25T08:51:04.36</meta:creation-date>
    <dc:date>2012-09-16T10:57:17.83</dc:date>
    <dc:creator>Beatriz </dc:creator>
    <meta:editing-duration>PT04H49M05S</meta:editing-duration>
    <meta:editing-cycles>17</meta:editing-cycles>
    <meta:generator>BrOffice.org/3.2$Win32 OpenOffice.org_project/320m18$Build-9502</meta:generator>
    <meta:document-statistic meta:table-count="0" meta:image-count="0" meta:object-count="0" meta:page-count="1" meta:paragraph-count="20" meta:word-count="445" meta:character-count="2600"/>
  </office:meta>
</office:document-meta>
</file>